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margin-top="0.1665in" fo:margin-bottom="0.0835in"/>
    </style:style>
    <style:style style:name="P3" style:family="paragraph" style:parent-style-name="Code">
      <style:paragraph-properties fo:margin-left="0.4925in" fo:margin-right="0in" fo:text-indent="-0.2201in" style:auto-text-indent="false"/>
    </style:style>
    <style:style style:name="P4" style:family="paragraph" style:parent-style-name="Standard" style:list-style-name="L1"/>
    <style:style style:name="P5" style:family="paragraph" style:parent-style-name="Standard">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Heading_20_2">
      <style:paragraph-properties fo:margin-top="0.1665in" fo:margin-bottom="0.0835in" fo:keep-with-next="always"/>
      <style:text-properties style:font-name="Arial" style:font-name-asian="宋体" style:font-name-complex="Tahoma"/>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Monitoring Web Interface How-To</text:p>
      <text:p text:style-name="Subtitle">version 0.1</text:p>
      <text:p text:style-name="Standard"><text:s/></text:p>
      <text:p text:style-name="Standard"><text:tab/><text:tab/><text:tab/><text:tab/><text:tab/><text:tab/><text:tab/><text:tab/><text:tab/>Min Jun Xi/China/IBM</text:p>
      <text:p text:style-name="Standard"><text:tab/><text:tab/><text:tab/><text:tab/><text:tab/><text:tab/><text:tab/><text:tab/><text:tab/>minjun.xi@cn.ibm.com<text:tab/></text:p>
      <text:p text:style-name="Standard"><text:tab/><text:tab/><text:tab/><text:tab/><text:tab/><text:tab/><text:tab/><text:tab/><text:tab/>Dec, 15<text:span text:style-name="T2">th</text:span>, 20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The requirements to monitoring interface<text:tab/>1</text:p>
          <text:p text:style-name="P8">1.1 Install the IBM HTTP Server (only for AIX)<text:tab/>2</text:p>
          <text:p text:style-name="P8">1.2 Install the xCAT-web-dep rpm package (only for AIX)<text:tab/>2</text:p>
          <text:p text:style-name="P8">1.3 Install the php-related rpm package (only on Linux)<text:tab/>2</text:p>
          <text:p text:style-name="P9">1.3.1 Install “php” on RHELS5.x<text:tab/>2</text:p>
          <text:p text:style-name="P9">1.3.2 Install “apache2-mod_php5”and “php5” on SLES11<text:tab/>2</text:p>
          <text:p text:style-name="P8">1.4 Install the xCAT-UI rpm package<text:tab/>3</text:p>
          <text:p text:style-name="P8">1.5 The default account for xCAT web interface<text:tab/>3</text:p>
          <text:p text:style-name="P8">1.6 Preferred Internet Browsers<text:tab/>3</text:p>
          <text:p text:style-name="P6">2 The future<text:tab/>3</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6682933"/>1<text:tab/>The requirements to monitoring interface<text:bookmark-end text:name="__RefHeading__36682933"/></text:h>
      <text:p text:style-name="Standard">The xCAT monitoring web interface requires the following packages installed on the management node (short as MN):</text:p>
      <text:list xml:id="list34620039" text:style-name="L1">
        <text:list-item>
          <text:p text:style-name="P4">IBM HTTP Server (on AIX)</text:p>
        </text:list-item>
        <text:list-item>
          <text:p text:style-name="P4">Apache2 HTTP Server (on Linux)</text:p>
        </text:list-item>
        <text:list-item>
          <text:p text:style-name="P4">xCAT-web-dep (only on AIX)</text:p>
        </text:list-item>
        <text:list-item>
          <text:p text:style-name="P4">apache2-mod_php5 and php5 (only on SUSE)</text:p>
        </text:list-item>
        <text:list-item>
          <text:p text:style-name="P4">php (only on Redhat)</text:p>
        </text:list-item>
        <text:list-item>
          <text:p text:style-name="P4">xCAT</text:p>
        </text:list-item>
        <text:list-item>
          <text:p text:style-name="P4">xCAT-UI</text:p>
        </text:list-item>
      </text:list>
      <text:p text:style-name="Standard"/>
      <text:p text:style-name="Standard">The information for downloading xCAT and xCAT-UI packages can be accessed from xCAT website: <text:a xlink:type="simple" xlink:href="http://xcat.sf.net/">http://xcat.sf.net</text:a>. If you are using xCAT to manage your cluster, you should know how to get and install the xCAT and xCAT-UI packages. <text:s/></text:p>
      <text:p text:style-name="Standard"><text:soft-page-break/></text:p>
      <text:p text:style-name="Standard">IBM HTTP Server V6.1 or higher is required, <text:s/>which can be downloaded from the “<text:a xlink:type="simple" xlink:href="http://www-01.ibm.com/software/webservers/httpservers/">IBM HTTP Server</text:a>” web site. IBM HTTP Server is based on <text:a xlink:type="simple" xlink:href="http://httpd.apache.org/">the Apache HTTP Server</text:a>, developed by the Apache Software Foundation. There're many third-party modules written for Apache 2.0 that can be used for IBM HTTP Server. IBM HTTP Server is available for use free of charge but without IBM support. It's not packaged into the xCAT-web-dep rpm package because of the underlying legal issues.</text:p>
      <text:p text:style-name="Standard"/>
      <text:p text:style-name="Standard">The AIX platform lacks of many packages for PHP support, so the package “xCAT-web-dep” is created to <text:s/>include all the possible packages for PHP support. Besides, the PHP rpm package is also included into the xCAT-web-dep package. </text:p>
      <text:p text:style-name="Standard"/>
      <text:p text:style-name="Standard">In order to support php, we also have to install several rpm packages on Linux. However, they are different on RHEL and <text:s/>SLES. On RHEL, “php” is used to support php; but on SLES, “apache2-mod_php5” and “php5” are used to support php.</text:p>
      <text:p text:style-name="Standard"/>
      <text:h text:style-name="Heading_20_2" text:outline-level="2">1.1<text:tab/>Install the IBM HTTP Server (only for AIX)</text:h>
      <text:p text:style-name="Text_20_body">After the “IBM HTTP Server for AIX” (Version 6.1.0.0 is preferred) package is downloaded from the “<text:a xlink:type="simple" xlink:href="http://www-01.ibm.com/software/webservers/httpservers/">IBM HTTP Server</text:a>” web site, you can unzip it and get the directory named “IHS_6.1.0.0”. Then, please follow the install guide in the directory “<text:span text:style-name="T1">IHS_6.1.0.0/IHS/docs</text:span>”. </text:p>
      <text:h text:style-name="Heading_20_2" text:outline-level="2">1.2<text:tab/>Install the xCAT-web-dep rpm package (only for AIX)</text:h>
      <text:p text:style-name="Text_20_body">From the web page “<text:a xlink:type="simple" xlink:href="http://sourceforge.net/projects/xcat/files/">Browse Files for xCAT on sourceforge.net</text:a>”, you can find the xCAT-web-dep package under “<text:span text:style-name="T1">xcat-dep</text:span>” =&gt; “<text:span text:style-name="T1">2.x_AIX</text:span>”. The current build is xcat-web-dep-2.3-200907141002.tar.gz.</text:p>
      <text:p text:style-name="Text_20_body">You can unzip this tar ball, and get the directory named “xcat-web-dep”, which contains all the xCAT-UI dependencies. In the directory, you can find one README file, and several rpm packages to be installed.</text:p>
      <text:h text:style-name="Heading_20_2" text:outline-level="2">1.3<text:tab/>Install the php-related rpm package (only on Linux)</text:h>
      <text:p text:style-name="Text_20_body">The php-related rpm packages have different names on Redhat and SuSE. We have to handle these two <text:s/>distributions separately. </text:p>
      <text:h text:style-name="Heading_20_3" text:outline-level="3">1.3.1 Install “php” on RHELS5.x</text:h>
      <text:p text:style-name="Text_20_body">Note: The following command should also work on Fedora. </text:p>
      <text:p text:style-name="Code"><text:tab/>yum install php</text:p>
      <text:h text:style-name="Heading_20_3" text:outline-level="3">1.3.2 Install “apache2-mod_php5”and “php5” on SLES11</text:h>
      <text:p text:style-name="Text_20_body">Note: The followding command should also work on SLES 10.x and OpenSuSE.</text:p>
      <text:p text:style-name="Code"><text:tab/>yum install apache2-mod_php5 php5</text:p>
      <text:h text:style-name="Heading_20_2" text:outline-level="2">1.4<text:tab/>Install the xCAT-UI rpm package</text:h>
      <text:p text:style-name="Text_20_body">The xCAT-UI rpm package can be found on the website <text:a xlink:type="simple" xlink:href="http://xcat.sourceforge.net/">http://xcat.sourceforge.net</text:a>, you can use the “rpm -ivh” command to install xCAT-UI. </text:p>
      <text:p text:style-name="Code"><text:soft-page-break/><text:tab/>rpm -ivh xCAT-UI</text:p>
      <text:p text:style-name="P1">Note: If the php-related rpm packages are not installed as chapter 1.3 describes, the installation of xCAT-UI will be failed. <text:s/></text:p>
      <text:h text:style-name="Heading_20_2" text:outline-level="2">1.5<text:tab/>The default account for xCAT web interface</text:h>
      <text:p text:style-name="Text_20_body">During the installation of xCAT-UI rpm package, the encrypted password of the system “root” user has been put into the xCAT <text:span text:style-name="T3">passwd</text:span> database. You can use the <text:s/>following command to have a check:</text:p>
      <text:p text:style-name="Code"><text:tab/>tabdump passwd</text:p>
      <text:p text:style-name="Text_20_body">You should see at least one line, which contains the account information for the web interface. On SLES, you can see that the account information locates in the 4<text:span text:style-name="T2">th</text:span> line, which starts with “<text:span text:style-name="T3">xcat</text:span>”. </text:p>
      <text:p text:style-name="P3">#key,username,password,comments,disable</text:p>
      <text:p text:style-name="P3">"system","root","cluster",,</text:p>
      <text:p text:style-name="P3">"omapi","xcat_key","MXBzOExuQUo0QlFrZWJtbVFWVzl4OEdYT0ExQTF1cFA=",,</text:p>
      <text:p text:style-name="P3">"xcat","root","$2a$10$FBaEMr4J5jZ6092.4B6bdutgezyo3lmN1UrYoxrYAIlRSvWl5HJya",,</text:p>
      <text:h text:style-name="P7" text:outline-level="2">1.6<text:tab/>Preferred Internet Browsers</text:h>
      <text:p text:style-name="Text_20_body">Due to some compatibility issue, Internet Explorer is not permitted to access the xCAT web interface. Mozilla Firefox, Google Chrome and Apple Safari can be used to access the xCAT web interface. Mozilla Firefox is preferred. </text:p>
      <text:h text:style-name="Heading_20_1" text:outline-level="1">2<text:tab/>The future</text:h>
      <text:p text:style-name="P1">TODO</text:p>
      <text:p text:style-name="Text_20_body">&lt;end&g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27T14:21:07.17</meta:creation-date>
    <dc:date>2009-12-15T14:55:45.96</dc:date>
    <meta:editing-duration>PT35H16M31S</meta:editing-duration>
    <meta:editing-cycles>111</meta:editing-cycles>
    <meta:generator>OOo-dev/3.2$Win32 OpenOffice.org_project/320m2$Build-9432</meta:generator>
    <meta:document-statistic meta:table-count="0" meta:image-count="0" meta:object-count="0" meta:page-count="4" meta:paragraph-count="60" meta:word-count="725" meta:character-count="4504"/>
    <meta:user-defined meta:name="Info 1"/>
    <meta:user-defined meta:name="Info 2"/>
    <meta:user-defined meta:name="Info 3"/>
    <meta:user-defined meta:name="Info 4"/>
  </office:meta>
</office:document-meta>
</file>